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MapCache.get( Object key , Callable &lt; T &gt; value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MapCache.evic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lookup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ConcurrentMapCache( String name , boolean allowNull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evictIfPresen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fromStoreValue( @ Nullable Object store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currentMapCache.putIfAbsent(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Map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toStoreValue( @ Nullable Object user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currentMapCache.ConcurrentMapCache( String name , ConcurrentMap &lt; Object , Object &gt; store , boolean allowNull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MapCache.put(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ConcurrentMapCache( String name , ConcurrentMap &lt; Object , Object &gt; store , boolean allowNullValues , @ Nullable SerializationDelegate serializ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MapCache.getNativ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ConcurrentMap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apCache.isStoreB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